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0888" calcext:value-type="float">
            <text:p>74.1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7024" calcext:value-type="float">
            <text:p>74.4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5984" calcext:value-type="float">
            <text:p>73.7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6816" calcext:value-type="float">
            <text:p>74.3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0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9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8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7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901</text:p>
          </table:table-cell>
          <table:table-cell office:value-type="string" calcext:value-type="string">
            <text:p>TWDB:2330901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